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officeooo:rsid="0023a957" officeooo:paragraph-rsid="0023a957"/>
    </style:style>
    <style:style style:name="P8" style:family="paragraph" style:parent-style-name="Standard">
      <style:text-properties fo:font-style="normal" officeooo:rsid="0023a957" officeooo:paragraph-rsid="0023a957" style:font-style-asian="normal" style:font-style-complex="normal"/>
    </style:style>
    <style:style style:name="P9" style:family="paragraph" style:parent-style-name="Standard">
      <style:text-properties fo:font-style="normal" officeooo:rsid="00258550" officeooo:paragraph-rsid="0023a957" style:font-style-asian="normal" style:font-style-complex="normal"/>
    </style:style>
    <style:style style:name="P10" style:family="paragraph" style:parent-style-name="Standard">
      <style:text-properties officeooo:rsid="00258550" officeooo:paragraph-rsid="00258550"/>
    </style:style>
    <style:style style:name="P11" style:family="paragraph" style:parent-style-name="Standard">
      <style:text-properties fo:font-style="normal" officeooo:rsid="00258550" officeooo:paragraph-rsid="00258550" style:font-style-asian="normal" style:font-style-complex="normal"/>
    </style:style>
    <style:style style:name="T1" style:family="text">
      <style:text-properties officeooo:rsid="001bc55f"/>
    </style:style>
    <style:style style:name="T2" style:family="text">
      <style:text-properties officeooo:rsid="001bd29a"/>
    </style:style>
    <style:style style:name="T3" style:family="text">
      <style:text-properties fo:font-style="italic" officeooo:rsid="001bd29a" style:font-style-asian="italic" style:font-style-complex="italic"/>
    </style:style>
    <style:style style:name="T4" style:family="text">
      <style:text-properties officeooo:rsid="001cc1b9"/>
    </style:style>
    <style:style style:name="T5" style:family="text">
      <style:text-properties officeooo:rsid="001f9d06"/>
    </style:style>
    <style:style style:name="T6" style:family="text">
      <style:text-properties fo:font-style="italic" officeooo:rsid="001f9d06" style:font-style-asian="italic" style:font-style-complex="italic"/>
    </style:style>
    <style:style style:name="T7" style:family="text">
      <style:text-properties fo:font-style="normal" officeooo:rsid="0021903f"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258550" style:font-style-asian="normal" style:font-style-complex="normal"/>
    </style:style>
    <style:style style:name="T10" style:family="text">
      <style:text-properties fo:font-style="normal" officeooo:rsid="002520da" style:font-style-asian="normal" style:font-style-complex="normal"/>
    </style:style>
    <style:style style:name="T11" style:family="text">
      <style:text-properties fo:font-style="italic" officeooo:rsid="00258550" style:font-style-asian="italic" style:font-style-complex="italic"/>
    </style:style>
    <style:style style:name="T12" style:family="text">
      <style:text-properties officeooo:rsid="0025ed9c"/>
    </style:style>
    <style:style style:name="T13" style:family="text">
      <style:text-properties fo:font-style="italic" officeooo:rsid="0025ed9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1 n. </text:span>Le jeu de vote pondéré est représenté par un couple (<text:span text:style-name="T2">q, w), où q est appelé le quota du jeu et où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 <text:s text:c="2"/>(cf </text:span><text:span text:style-name="T3">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Il est défini comme ceci : <text:span text:style-name="T4">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5">qui repondère le système en faveur des grands États, compensant ainsi l’élargissement de l’UE. Mais comme on peut le voir sur ce graphique, ce traité désavantage grandement l’Allemagne par rapport aux autres grands États (cf </text:span><text:span text:style-name="T6">La réforme du conseil de l’union européenne à partir de la théorie des jeux</text:span><text:span text:style-name="T5">), et est favorable à l’Espagne, la Pologne et la </text:span><text:soft-page-break/><text:span text:style-name="T5">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6">Redistribution du pouvoir des États au conseil de l’UE</text:span><text:span text:style-name="T7">)</text:span></text:p>
      <text:p text:style-name="P6"/>
      <text:p text:style-name="P6"/>
      <text:p text:style-name="P7"><text:span text:style-name="T7">L’</text:span><text:span text:style-name="T8">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8"/>
      <text:p text:style-name="P7"><text:span text:style-name="T8">Heureusement, un critère </text:span><text:span text:style-name="T9">a été trouvé </text:span><text:span text:style-name="T8">pour donner à chaque personne le même pouvoir : il faut que l’indice de Banzhaf de chaque pays soit proportionnel à la racine carrée des populations de leur pays. En effet, </text:span><text:span text:style-name="T10">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9">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11">The distribution of power in the European constitution</text:span><text:span text:style-name="T9">).</text:span></text:p>
      <text:p text:style-name="P9"/>
      <text:p text:style-name="P10"><text:span text:style-name="T8">Mais comment trouver les poids à affilier aux pays en pratique. Eh bien, c’est ce qu’expliquent</text:span></text:p>
      <text:p text:style-name="P11">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 <text:span text:style-name="T12">(cf </text:span><text:span text:style-name="T13">Voting in the EU council – A scientific approach</text:span><text:span text:style-name="T12">).</text:span></text:p>
      <text:p text:style-name="P6"/>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0:56:06.583000000</meta:creation-date>
    <dc:date>2025-01-24T00:13:09.676008640</dc:date>
    <meta:editing-duration>PT29M49S</meta:editing-duration>
    <meta:editing-cycles>5</meta:editing-cycles>
    <meta:generator>LibreOffice/24.8.4.2$Linux_X86_64 LibreOffice_project/480$Build-2</meta:generator>
    <meta:document-statistic meta:table-count="0" meta:image-count="0" meta:object-count="0" meta:page-count="2" meta:paragraph-count="10" meta:word-count="1295" meta:character-count="7460" meta:non-whitespace-character-count="6170"/>
  </office:meta>
</office:document-meta>
</file>